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style:font-name="DejaVu Sans Condensed1" fo:font-size="9pt" style:font-size-asian="32pt" style:font-size-complex="32pt"/>
    </style:style>
    <style:style style:name="P3" style:family="paragraph">
      <loext:graphic-properties draw:fill-color="#ffffff"/>
      <style:text-properties style:font-name="DejaVu Sans Condensed1" fo:font-size="9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DejaVu Sans Condensed1" fo:font-size="16pt" fo:font-weight="bold" style:font-size-asian="32pt" style:font-weight-asian="bold" style:font-size-complex="32pt" style:font-weight-complex="bold"/>
    </style:style>
    <style:style style:name="T2" style:family="text">
      <style:text-properties style:font-name="DejaVu Sans Condensed1" fo:font-size="9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<text:span text:style-name="T1">拼音</text:span><text:span text:style-name="T2"> </text:span></text:p>
          </draw:text-box>
        </draw:frame>
        <draw:frame presentation:style-name="pr2" draw:text-style-name="P3" draw:layer="layout" svg:width="25.199cm" svg:height="10.072cm" svg:x="1.4cm" svg:y="3.212cm" presentation:class="subtitle" presentation:user-transformed="true">
          <draw:text-box>
            <text:p text:style-name="P2"><text:span text:style-name="T2"/></text:p>
            <text:p text:style-name="P2"><text:span text:style-name="T2">a, ai, an, ang, ao</text:span></text:p>
            <text:p text:style-name="P2"><text:span text:style-name="T2">ba, bai, ban, bang, bao, bei, ben, beng, bi, bian, biao, bie, bin, bing, bo, bu</text:span></text:p>
            <text:p text:style-name="P2"><text:span text:style-name="T2">ca, cai, can, cang, cao, ce, cei, cen, ceng, cha, chai, chan, chang, chao, che, chen, cheng, chi, chong, chou, chu, chua, chuai, chuan, chuang, chui, chun, chuo, ci, cong, cou, cu, cuan, cui, cun, cuo</text:span></text:p>
            <text:p text:style-name="P2"><text:span text:style-name="T2">da, dai, dan, dang, dao, de, dei, den, deng, di, dian, diao, die, ding, diu, dong, dou, du, duan, dui, dun, duo</text:span></text:p>
            <text:p text:style-name="P2"><text:span text:style-name="T2">e, ê, ei, en, er</text:span></text:p>
            <text:p text:style-name="P2"><text:span text:style-name="T2">fa, fan, fang, fei, fen, feng, fo, fou, fu</text:span></text:p>
            <text:p text:style-name="P2"><text:span text:style-name="T2">ga, gai, gan, gang, gao, ge, gei, gen, geng, gong, gou, gu, gua, guai, guan, guang, gui, gun, guo</text:span></text:p>
            <text:p text:style-name="P2"><text:span text:style-name="T2">ha, hai, han, hang, hao, he, hei, hen, heng, hm, hng, hong, hou, hu, hua, huai, huan, huang, hui, hun, huo</text:span></text:p>
            <text:p text:style-name="P2"><text:span text:style-name="T2">ji, jia, jian, jiang, jiao, jie, jin, jing, jiong, jiu, ju, juan, jue, jun</text:span></text:p>
            <text:p text:style-name="P2"><text:span text:style-name="T2">ka, kai, kan, kang, kao, ke, kei, ken, keng, kong, kou, ku, kua, kuai, kuan, kuang, kui, kun, kuo</text:span></text:p>
            <text:p text:style-name="P2"><text:span text:style-name="T2">la, lai, lan, lang, lao, le, lei, leng, li, lia, lian, liang, liao, lie, lin, ling, liu, long, lou, lu, luo, luan, lun, lü, lüe</text:span></text:p>
            <text:p text:style-name="P2"><text:span text:style-name="T2">m, ma, mai, man, mang, mao, mei, men, meng, mi, mian, miao, mie, min, ming, miu, mo, mou, mu</text:span></text:p>
            <text:p text:style-name="P2"><text:span text:style-name="T2">n, na, nai, nan, nang, nao, ne, nei, nen, neng, ng, ni, nian, niang, niao, nie, nin, ning, niu, nong, nou, nu, nuo, nuan, nü, nüe</text:span></text:p>
            <text:p text:style-name="P2"><text:span text:style-name="T2">o, ou</text:span></text:p>
            <text:p text:style-name="P2"><text:span text:style-name="T2">pa, pai, pan, pang, pao, pei, pen, peng, pi, pian, piao, pie, pin, ping, po, pou, pu</text:span></text:p>
            <text:p text:style-name="P2"><text:span text:style-name="T2">qi, qia, qian, qiang, qiao, qie, qin, qing, qiong, qiu, qu, quan, que, qun</text:span></text:p>
            <text:p text:style-name="P2"><text:span text:style-name="T2">ran, rang, rao, re, ren, reng, ri, rong, rou, ru, rua, ruan, rui, run, ruo</text:span></text:p>
            <text:p text:style-name="P2"><text:span text:style-name="T2">sa, sai, san, sang, sao, se, sei, sen, seng, sha, shai, shan, shang, shao, she, shei, shen, sheng, shi, shou, shu, shua, shuai, shuan, shuang, shui, shun, shuo, si, song, sou, su, suan, sui, sun, suo</text:span></text:p>
            <text:p text:style-name="P2"><text:span text:style-name="T2">ta, tai, tan, tang, tao, te, teng, ti, tian, tiao, tie, ting, tong, tou, tu, tuan, tui, tun, tuo</text:span></text:p>
            <text:p text:style-name="P2"><text:span text:style-name="T2">wa, wai, wan, wang, wei, wen, weng, wo, wu</text:span></text:p>
            <text:p text:style-name="P2"><text:span text:style-name="T2">xi, xia, xian, xiang, xiao, xie, xin, xing, xiong, xiu, xu, xuan, xue, xun</text:span></text:p>
            <text:p text:style-name="P2"><text:span text:style-name="T2">ya, yan, yang, yao, ye, yi, yin, ying, yong, you, yu, yuan, yue, yun</text:span></text:p>
            <text:p text:style-name="P2"><text:span text:style-name="T2">za, zai, zan, zang, zao, ze, zei, zen, zeng, zha, zhai, zhan, zhang, zhao, zhe, zhei, zhen, zheng, zhi, zhong, zhou, zhu, zhua, zhuai, zhuan, zhuang, zhui, zhun, zhuo, zi, zong, zou, zu, zuan, zui, zun, zu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5T11:47:20.033000000</meta:creation-date>
    <dc:date>2022-09-25T13:38:55.168000000</dc:date>
    <meta:editing-duration>PT1H51M36S</meta:editing-duration>
    <meta:editing-cycles>1</meta:editing-cycles>
    <meta:document-statistic meta:object-count="25"/>
    <meta:generator>LibreOffice/7.4.1.2$Windows_X86_64 LibreOffice_project/3c58a8f3a960df8bc8fd77b461821e42c061c5f0</meta:generator>
  </office:meta>
</office:document-meta>
</file>